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rationConverter.getUnitFactor( UIComponent compon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urationConverter.getAsObject( FacesContext facesContext , UIComponent component , String 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urationConverter.getAsString( FacesContext facesContext , UIComponent component , Object obje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